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s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 text to render data.</text:p>
            <text:p text:style-name="P5">In fact,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the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  <text:p text:style-name="P4"><text:span text:style-name="T2">Additionally, content of styles can be inserted by </text:span>\\&lt;STYLE_NAME&gt;\\<text:span text:style-name="T2">. Insertions are limited by the renderer implementation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, </text:span><text:span text:style-name="T4">{</text:span><text:span text:style-name="T3"> are to escape with </text:span><text:span text:style-name="T4">\</text:span><text:span text:style-name="T3">.</text:span></text:p>
            <text:p text:style-name="P15"><text:span text:style-name="T6">Example: </text:span><text:span text:style-name="T5">Hello world!\n\{Hallo Welt!}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round or bevel, cap can be round or flat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,</text:span></text:p>
                  <text:p text:style-name="P16">Geometry line points filter by two math formulas. Available variables are x (horizontal coordinate), y (vertical coordinate) and t (time progess in range 0-1). First formula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ltr</text:span></text:p>
                  <text:p text:style-name="P16">Geometry flow direction. Can be ltr (left-to-right), rtl (right-to-left) and ttb (top-to-bottom)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6">(On animation, the progress status as integer will be appended to image filename.)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7">line-color<text:span text:style-name="T8">=000000,000000,000000,0000000</text:span></text:p>
                  <text:p text:style-name="P16">Like <text:span text:style-name="T1">color</text:span>, but for lines.</text:p>
                  <text:p text:style-name="P17">line-alpha<text:span text:style-name="T8">=ff</text:span></text:p>
                  <text:p text:style-name="P17">line-alpha<text:span text:style-name="T8">=ff,ff,ff,ff</text:span></text:p>
                  <text:p text:style-name="P16">Like <text:span text:style-name="T1">alpha</text:span>, but for lines.</text:p>
                  <text:p text:style-name="P17">line-texture<text:span text:style-name="T8">=</text:span></text:p>
                  <text:p text:style-name="P16">Like <text:span text:style-name="T1">texture</text:span>, but for lines.</text:p>
                  <text:p text:style-name="P17">line-texfill<text:span text:style-name="T8">=0,0,clamp</text:span></text:p>
                  <text:p text:style-name="P16">Like <text:span text:style-name="T1">texfill</text:span>, but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add, sub, mult, screen or differ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stencil<text:span text:style-name="T8">=off</text:span></text:p>
                  <text:p text:style-name="P16">Stencil mode. Can be off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r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  <text:p text:style-name="P17">kcolor<text:span text:style-name="T8">=ff0000</text:span></text:p>
                  <text:p text:style-name="P16">Sets active sylables color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17M58S</meta:editing-duration>
    <meta:editing-cycles>430</meta:editing-cycles>
    <meta:generator>OpenOffice/4.0.1$Win32 OpenOffice.org_project/401m5$Build-9714</meta:generator>
    <dc:date>2013-12-04T14:33:59.59</dc:date>
    <dc:creator>Christoph Spanknebel</dc:creator>
    <meta:document-statistic meta:table-count="4" meta:image-count="0" meta:object-count="0" meta:page-count="3" meta:paragraph-count="223" meta:word-count="1004" meta:character-count="6468"/>
    <meta:user-defined meta:name="Info 1"/>
    <meta:user-defined meta:name="Info 2"/>
    <meta:user-defined meta:name="Info 3"/>
    <meta:user-defined meta:name="Info 4"/>
  </office:meta>
</office:document-meta>
</file>